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88cm"/>
    </style:style>
    <style:style style:name="co2" style:family="table-column">
      <style:table-column-properties fo:break-before="auto" style:column-width="1.4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26cm"/>
    </style:style>
    <style:style style:name="co5" style:family="table-column">
      <style:table-column-properties fo:break-before="auto" style:column-width="5.188cm"/>
    </style:style>
    <style:style style:name="co6" style:family="table-column">
      <style:table-column-properties fo:break-before="auto" style:column-width="0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ff7b59"/>
    </style:style>
    <style:style style:name="ce2" style:family="table-cell" style:parent-style-name="Default">
      <style:table-cell-properties fo:background-color="#069a2e"/>
    </style:style>
    <style:style style:name="ce3" style:family="table-cell" style:parent-style-name="Default">
      <style:table-cell-properties fo:background-color="#77bc65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 style:data-style-name="N99">
      <style:table-cell-properties fo:background-color="#77bc65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 style:data-style-name="N100">
      <style:table-cell-properties fo:background-color="#77bc65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textarea-vertical-align="middle" loext:decorative="false"/>
    </style:style>
    <style:style style:name="gr3" style:family="graphic" style:parent-style-name="Default">
      <style:graphic-properties draw:textarea-vertical-align="middle" fo:background-color="#3faf46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left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 " form:control-implementation="ooo:com.sun.star.form.component.CheckBox" xml:id="control1" form:id="control1" form:input-required="false" form:linked-cell="Sheet1.B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" form:id="control2" form:label=" " form:input-required="false" form:linked-cell="Sheet1.B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" form:id="control3" form:label=" " form:input-required="false" form:linked-cell="Sheet1.B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" form:id="control4" form:label=" " form:input-required="false" form:linked-cell="Sheet1.B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" form:id="control5" form:label=" 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" form:id="control6" form:label=" " form:input-required="false" form:linked-cell="Sheet1.B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" form:id="control7" form:label=" " form:input-required="false" form:linked-cell="Sheet1.B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" form:id="control8" form:label=" " form:input-required="false" form:linked-cell="Sheet1.B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" form:id="control9" form:label=" " form:input-required="false" form:linked-cell="Sheet1.B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" form:id="control10" form:label=" " form:input-required="false" form:linked-cell="Sheet1.C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1" form:id="control11" form:label=" " form:input-required="false" form:linked-cell="Sheet1.C5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2" form:id="control12" form:label=" " form:input-required="false" form:linked-cell="Sheet1.C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3" form:id="control13" form:label=" " form:input-required="false" form:linked-cell="Sheet1.C7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4" form:id="control14" form:label=" " form:input-required="false" form:linked-cell="Sheet1.C8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5" form:id="control15" form:label=" " form:input-required="false" form:linked-cell="Sheet1.C9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6" form:id="control16" form:label=" " form:input-required="false" form:linked-cell="Sheet1.C10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7" form:id="control17" form:label=" " form:input-required="false" form:linked-cell="Sheet1.C11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8" form:id="control18" form:label=" " form:input-required="false" form:linked-cell="Sheet1.C12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9" form:id="control19" form:label=" " form:input-required="false" form:linked-cell="Sheet1.G4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0" form:id="control20" form:label=" " form:input-required="false" form:linked-cell="Sheet1.G5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1" form:id="control21" form:label=" " form:input-required="false" form:linked-cell="Sheet1.G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2" form:id="control22" form:label=" " form:input-required="false" form:linked-cell="Sheet1.G7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3" form:id="control23" form:label=" " form:input-required="false" form:linked-cell="Sheet1.G8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4" form:id="control24" form:label=" " form:input-required="false" form:linked-cell="Sheet1.G9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5" form:id="control25" form:label=" " form:input-required="false" form:linked-cell="Sheet1.G10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6" form:id="control26" form:label=" " form:input-required="false" form:linked-cell="Sheet1.G11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7" form:id="control27" form:label=" " form:input-required="false" form:linked-cell="Sheet1.G12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8" form:id="control28" form:label=" " form:input-required="false" form:linked-cell="Sheet1.I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9" form:id="control29" form:label=" " form:input-required="false" form:linked-cell="Sheet1.I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0" form:id="control30" form:label=" " form:input-required="false" form:linked-cell="Sheet1.I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1" form:id="control31" form:label=" " form:input-required="false" form:linked-cell="Sheet1.I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2" form:id="control32" form:label=" " form:input-required="false" form:linked-cell="Sheet1.I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3" form:id="control33" form:label=" " form:input-required="false" form:linked-cell="Sheet1.H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4" form:id="control34" form:label=" " form:input-required="false" form:linked-cell="Sheet1.H5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5" form:id="control35" form:label=" " form:input-required="false" form:linked-cell="Sheet1.H6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6" form:id="control36" form:label=" " form:input-required="false" form:linked-cell="Sheet1.H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7" form:id="control37" form:label=" " form:input-required="false" form:linked-cell="Sheet1.H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8" form:id="control38" form:label=" " form:input-required="false" form:linked-cell="Sheet1.H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9" form:id="control39" form:label=" " form:input-required="false" form:linked-cell="Sheet1.H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0" form:id="control40" form:label=" " form:input-required="false" form:linked-cell="Sheet1.H11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1" form:id="control41" form:label=" " form:input-required="false" form:linked-cell="Sheet1.F4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2" form:id="control42" form:label=" " form:input-required="false" form:linked-cell="Sheet1.F5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3" form:id="control43" form:label=" " form:input-required="false" form:linked-cell="Sheet1.F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4" form:id="control44" form:label=" " form:input-required="false" form:linked-cell="Sheet1.F7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5" form:id="control45" form:label=" " form:input-required="false" form:linked-cell="Sheet1.F8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6" form:id="control46" form:label=" " form:input-required="false" form:linked-cell="Sheet1.F9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7" form:id="control47" form:label=" " form:input-required="false" form:linked-cell="Sheet1.F10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8" form:id="control48" form:label=" " form:input-required="false" form:linked-cell="Sheet1.F11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9" form:id="control49" form:label=" " form:input-required="false" form:linked-cell="Sheet1.F12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0" form:id="control50" form:label=" " form:input-required="false" form:linked-cell="Sheet1.E4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51" form:id="control51" form:label=" " form:input-required="false" form:linked-cell="Sheet1.E5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2" form:id="control52" form:label=" " form:input-required="false" form:linked-cell="Sheet1.E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3" form:id="control53" form:label=" " form:input-required="false" form:linked-cell="Sheet1.E7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4" form:id="control54" form:label=" " form:input-required="false" form:linked-cell="Sheet1.E8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5" form:id="control55" form:label=" " form:input-required="false" form:linked-cell="Sheet1.E9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" form:id="control56" form:label=" " form:input-required="false" form:linked-cell="Sheet1.E10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7" form:id="control57" form:label=" " form:input-required="false" form:linked-cell="Sheet1.E11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8" form:id="control58" form:label=" " form:input-required="false" form:linked-cell="Sheet1.E12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9" form:id="control59" form:label=" " form:input-required="false" form:linked-cell="Sheet1.D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0" form:id="control60" form:label=" " form:input-required="false" form:linked-cell="Sheet1.D5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1" form:id="control61" form:label=" " form:input-required="false" form:linked-cell="Sheet1.D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2" form:id="control62" form:label=" " form:input-required="false" form:linked-cell="Sheet1.D7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3" form:id="control63" form:label=" " form:input-required="false" form:linked-cell="Sheet1.D8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4" form:id="control64" form:label=" " form:input-required="false" form:linked-cell="Sheet1.D9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5" form:id="control65" form:label=" " form:input-required="false" form:linked-cell="Sheet1.D10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6" form:id="control66" form:label=" " form:input-required="false" form:linked-cell="Sheet1.D11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7" form:id="control67" form:label=" " form:input-required="false" form:linked-cell="Sheet1.D12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8" form:id="control68" form:label=" " form:value="TRUE" form:input-required="false" form:linked-cell="Sheet1.I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FALSE"/>
              </form:properties>
            </form:checkbox>
            <form:checkbox form:name="Check Box 1" form:control-implementation="ooo:com.sun.star.form.component.CheckBox" xml:id="control69" form:id="control69" form:label=" " form:input-required="false" form:linked-cell="Sheet1.I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0" form:id="control70" form:label=" " form:input-required="false" form:linked-cell="Sheet1.I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1" form:id="control71" form:label=" " form:input-required="false" form:linked-cell="Sheet1.I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2" form:id="control72" form:label=" " form:input-required="false" form:linked-cell="Sheet1.H12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HP/OneDrive/Documents/TRACKER.ods/content.xml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1" draw:text-style-name="P1" svg:width="15.988cm" svg:height="8.988cm" svg:x="18.353cm" svg:y="1.032cm">
            <draw:object draw:notify-on-update-of-ranges="Sheet1.B15:Sheet1.I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name="Control 1" draw:style-name="gr2" draw:text-style-name="P2" svg:width="0.491cm" svg:height="0.322cm" svg:x="4.673cm" svg:y="1.441cm" draw:control="control1"/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HABIT TRACK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WAKE UP AT 5 AM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false" calcext:value-type="boolean">
            <text:p>FALSE</text:p>
            <draw:control draw:z-index="10" draw:name="Control 10" draw:style-name="gr2" draw:text-style-name="P2" svg:width="0.491cm" svg:height="0.322cm" svg:x="-0.002cm" svg:y="0cm" draw:control="control10"/>
            <draw:control draw:z-index="59" draw:name="Control 19" draw:style-name="gr2" draw:text-style-name="P2" svg:width="0.491cm" svg:height="0.322cm" svg:x="1.466cm" svg:y="0cm" draw:control="control59"/>
          </table:table-cell>
          <table:table-cell table:style-name="ce5" office:value-type="boolean" office:boolean-value="false" calcext:value-type="boolean">
            <text:p>FALSE</text:p>
            <draw:control draw:z-index="50" draw:name="Control 28" draw:style-name="gr2" draw:text-style-name="P2" svg:width="0.491cm" svg:height="0.322cm" svg:x="1.464cm" svg:y="0cm" draw:control="control50"/>
          </table:table-cell>
          <table:table-cell table:style-name="ce3">
            <draw:control draw:z-index="41" draw:name="Control 37" draw:style-name="gr2" draw:text-style-name="P2" svg:width="0.491cm" svg:height="0.322cm" svg:x="1.462cm" svg:y="0cm" draw:control="control41"/>
          </table:table-cell>
          <table:table-cell table:style-name="ce3"/>
          <table:table-cell table:style-name="ce3">
            <draw:control draw:z-index="19" draw:name="Control 46" draw:style-name="gr2" draw:text-style-name="P2" svg:width="0.491cm" svg:height="0.322cm" svg:x="0cm" svg:y="0cm" draw:control="control19"/>
            <draw:control draw:z-index="33" draw:name="Control 55" draw:style-name="gr2" draw:text-style-name="P2" svg:width="0.491cm" svg:height="0.322cm" svg:x="1.459cm" svg:y="0cm" draw:control="control33"/>
          </table:table-cell>
          <table:table-cell table:style-name="ce5" office:value-type="boolean" office:boolean-value="false" calcext:value-type="boolean">
            <text:p>FALSE</text:p>
            <draw:control draw:z-index="68" draw:name="Control 64" draw:style-name="gr3" draw:text-style-name="P2" svg:width="0.491cm" svg:height="0.322cm" svg:x="1.456cm" svg:y="0cm" draw:control="control68"/>
          </table:table-cell>
          <table:table-cell table:style-name="ce7"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YOGA</text:p>
          </table:table-cell>
          <table:table-cell table:style-name="ce5" office:value-type="boolean" office:boolean-value="false" calcext:value-type="boolean">
            <text:p>FALSE</text:p>
            <draw:control draw:z-index="2" draw:name="Control 2" draw:style-name="gr2" draw:text-style-name="P2" svg:width="0.491cm" svg:height="0.322cm" svg:x="0.01cm" svg:y="0cm" draw:control="control2"/>
          </table:table-cell>
          <table:table-cell table:style-name="ce3">
            <draw:control draw:z-index="11" draw:name="Control 11" draw:style-name="gr2" draw:text-style-name="P2" svg:width="0.491cm" svg:height="0.322cm" svg:x="-0.002cm" svg:y="0cm" draw:control="control11"/>
            <draw:control draw:z-index="60" draw:name="Control 20" draw:style-name="gr2" draw:text-style-name="P2" svg:width="0.491cm" svg:height="0.322cm" svg:x="1.466cm" svg:y="0cm" draw:control="control60"/>
          </table:table-cell>
          <table:table-cell table:style-name="ce3">
            <draw:control draw:z-index="51" draw:name="Control 29" draw:style-name="gr2" draw:text-style-name="P2" svg:width="0.491cm" svg:height="0.322cm" svg:x="1.464cm" svg:y="0cm" draw:control="control51"/>
          </table:table-cell>
          <table:table-cell table:style-name="ce3">
            <draw:control draw:z-index="42" draw:name="Control 38" draw:style-name="gr2" draw:text-style-name="P2" svg:width="0.491cm" svg:height="0.322cm" svg:x="1.462cm" svg:y="0cm" draw:control="control42"/>
          </table:table-cell>
          <table:table-cell table:style-name="ce3"/>
          <table:table-cell table:style-name="ce3">
            <draw:control draw:z-index="20" draw:name="Control 47" draw:style-name="gr2" draw:text-style-name="P2" svg:width="0.491cm" svg:height="0.322cm" svg:x="0cm" svg:y="0cm" draw:control="control20"/>
            <draw:control draw:z-index="34" draw:name="Control 56" draw:style-name="gr2" draw:text-style-name="P2" svg:width="0.491cm" svg:height="0.322cm" svg:x="1.459cm" svg:y="0cm" draw:control="control34"/>
          </table:table-cell>
          <table:table-cell table:style-name="ce3">
            <draw:control draw:z-index="69" draw:name="Control 65" draw:style-name="gr2" draw:text-style-name="P2" svg:width="0.491cm" svg:height="0.322cm" svg:x="1.456cm" svg:y="0cm" draw:control="control69"/>
          </table:table-cell>
          <table:table-cell table:style-name="ce5" office:value-type="boolean" office:boolean-value="false" calcext:value-type="boolean">
            <text:p>FALSE</text:p>
          </table:table-cell>
        </table:table-row>
        <table:table-row table:style-name="ro1">
          <table:table-cell table:style-name="ce3" office:value-type="string" calcext:value-type="string">
            <text:p>NEWS</text:p>
          </table:table-cell>
          <table:table-cell table:style-name="ce5" office:value-type="boolean" office:boolean-value="false" calcext:value-type="boolean">
            <text:p>FALSE</text:p>
            <draw:control draw:z-index="3" draw:name="Control 3" draw:style-name="gr2" draw:text-style-name="P2" svg:width="0.491cm" svg:height="0.322cm" svg:x="0.01cm" svg:y="0cm" draw:control="control3"/>
          </table:table-cell>
          <table:table-cell table:style-name="ce5" office:value-type="boolean" office:boolean-value="false" calcext:value-type="boolean">
            <text:p>FALSE</text:p>
            <draw:control draw:z-index="12" draw:name="Control 12" draw:style-name="gr2" draw:text-style-name="P2" svg:width="0.491cm" svg:height="0.322cm" svg:x="-0.002cm" svg:y="0cm" draw:control="control12"/>
            <draw:control draw:z-index="61" draw:name="Control 21" draw:style-name="gr2" draw:text-style-name="P2" svg:width="0.491cm" svg:height="0.322cm" svg:x="1.466cm" svg:y="0cm" draw:control="control61"/>
          </table:table-cell>
          <table:table-cell table:style-name="ce5" office:value-type="boolean" office:boolean-value="false" calcext:value-type="boolean">
            <text:p>FALSE</text:p>
            <draw:control draw:z-index="52" draw:name="Control 30" draw:style-name="gr2" draw:text-style-name="P2" svg:width="0.491cm" svg:height="0.322cm" svg:x="1.464cm" svg:y="0cm" draw:control="control52"/>
          </table:table-cell>
          <table:table-cell table:style-name="ce5" office:value-type="boolean" office:boolean-value="false" calcext:value-type="boolean">
            <text:p>FALSE</text:p>
            <draw:control draw:z-index="43" draw:name="Control 39" draw:style-name="gr2" draw:text-style-name="P2" svg:width="0.491cm" svg:height="0.322cm" svg:x="1.462cm" svg:y="0cm" draw:control="control43"/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false" calcext:value-type="boolean">
            <text:p>FALSE</text:p>
            <draw:control draw:z-index="21" draw:name="Control 48" draw:style-name="gr2" draw:text-style-name="P2" svg:width="0.491cm" svg:height="0.322cm" svg:x="0cm" svg:y="0cm" draw:control="control21"/>
            <draw:control draw:z-index="35" draw:name="Control 73" draw:style-name="gr2" draw:text-style-name="P2" svg:width="0.491cm" svg:height="0.322cm" svg:x="1.459cm" svg:y="0cm" draw:control="control35"/>
          </table:table-cell>
          <table:table-cell table:style-name="ce3">
            <draw:control draw:z-index="70" draw:name="Control 66" draw:style-name="gr2" draw:text-style-name="P2" svg:width="0.491cm" svg:height="0.322cm" svg:x="1.456cm" svg:y="0cm" draw:control="control70"/>
          </table:table-cell>
          <table:table-cell table:style-name="ce5" office:value-type="boolean" office:boolean-value="false" calcext:value-type="boolean">
            <text:p>FALSE</text:p>
          </table:table-cell>
        </table:table-row>
        <table:table-row table:style-name="ro1">
          <table:table-cell table:style-name="ce3" office:value-type="string" calcext:value-type="string">
            <text:p>DIET</text:p>
          </table:table-cell>
          <table:table-cell table:style-name="ce5" office:value-type="boolean" office:boolean-value="false" calcext:value-type="boolean">
            <text:p>FALSE</text:p>
            <draw:control draw:z-index="4" draw:name="Control 4" draw:style-name="gr2" draw:text-style-name="P2" svg:width="0.491cm" svg:height="0.322cm" svg:x="0.01cm" svg:y="0cm" draw:control="control4"/>
          </table:table-cell>
          <table:table-cell table:style-name="ce3">
            <draw:control draw:z-index="13" draw:name="Control 13" draw:style-name="gr2" draw:text-style-name="P2" svg:width="0.491cm" svg:height="0.322cm" svg:x="-0.002cm" svg:y="0cm" draw:control="control13"/>
            <draw:control draw:z-index="62" draw:name="Control 22" draw:style-name="gr2" draw:text-style-name="P2" svg:width="0.491cm" svg:height="0.322cm" svg:x="1.466cm" svg:y="0cm" draw:control="control62"/>
          </table:table-cell>
          <table:table-cell table:style-name="ce3">
            <draw:control draw:z-index="53" draw:name="Control 31" draw:style-name="gr2" draw:text-style-name="P2" svg:width="0.491cm" svg:height="0.322cm" svg:x="1.464cm" svg:y="0cm" draw:control="control53"/>
          </table:table-cell>
          <table:table-cell table:style-name="ce3">
            <draw:control draw:z-index="44" draw:name="Control 40" draw:style-name="gr2" draw:text-style-name="P2" svg:width="0.491cm" svg:height="0.322cm" svg:x="1.462cm" svg:y="0cm" draw:control="control44"/>
          </table:table-cell>
          <table:table-cell table:style-name="ce3"/>
          <table:table-cell table:style-name="ce3">
            <draw:control draw:z-index="22" draw:name="Control 49" draw:style-name="gr2" draw:text-style-name="P2" svg:width="0.491cm" svg:height="0.322cm" svg:x="0cm" svg:y="0cm" draw:control="control22"/>
            <draw:control draw:z-index="36" draw:name="Control 58" draw:style-name="gr2" draw:text-style-name="P2" svg:width="0.491cm" svg:height="0.322cm" svg:x="1.459cm" svg:y="0cm" draw:control="control36"/>
          </table:table-cell>
          <table:table-cell table:style-name="ce5" office:value-type="boolean" office:boolean-value="false" calcext:value-type="boolean">
            <text:p>FALSE</text:p>
            <draw:control draw:z-index="71" draw:name="Control 67" draw:style-name="gr2" draw:text-style-name="P2" svg:width="0.491cm" svg:height="0.322cm" svg:x="1.456cm" svg:y="0cm" draw:control="control71"/>
          </table:table-cell>
          <table:table-cell table:style-name="ce5" office:value-type="boolean" office:boolean-value="false" calcext:value-type="boolean">
            <text:p>FALSE</text:p>
          </table:table-cell>
        </table:table-row>
        <table:table-row table:style-name="ro1">
          <table:table-cell table:style-name="ce3" office:value-type="string" calcext:value-type="string">
            <text:p>NO PORN</text:p>
          </table:table-cell>
          <table:table-cell table:style-name="ce5" office:value-type="boolean" office:boolean-value="false" calcext:value-type="boolean">
            <text:p>FALSE</text:p>
            <draw:control draw:z-index="5" draw:name="Control 5" draw:style-name="gr2" draw:text-style-name="P2" svg:width="0.491cm" svg:height="0.322cm" svg:x="0.01cm" svg:y="0cm" draw:control="control5"/>
          </table:table-cell>
          <table:table-cell table:style-name="ce3">
            <draw:control draw:z-index="14" draw:name="Control 14" draw:style-name="gr2" draw:text-style-name="P2" svg:width="0.491cm" svg:height="0.322cm" svg:x="-0.002cm" svg:y="0cm" draw:control="control14"/>
            <draw:control draw:z-index="63" draw:name="Control 23" draw:style-name="gr2" draw:text-style-name="P2" svg:width="0.491cm" svg:height="0.322cm" svg:x="1.466cm" svg:y="0cm" draw:control="control63"/>
          </table:table-cell>
          <table:table-cell table:style-name="ce3">
            <draw:control draw:z-index="54" draw:name="Control 32" draw:style-name="gr2" draw:text-style-name="P2" svg:width="0.491cm" svg:height="0.322cm" svg:x="1.464cm" svg:y="0cm" draw:control="control54"/>
          </table:table-cell>
          <table:table-cell table:style-name="ce3">
            <draw:control draw:z-index="45" draw:name="Control 41" draw:style-name="gr2" draw:text-style-name="P2" svg:width="0.491cm" svg:height="0.322cm" svg:x="1.462cm" svg:y="0cm" draw:control="control45"/>
          </table:table-cell>
          <table:table-cell table:style-name="ce3"/>
          <table:table-cell table:style-name="ce3">
            <draw:control draw:z-index="23" draw:name="Control 50" draw:style-name="gr2" draw:text-style-name="P2" svg:width="0.491cm" svg:height="0.322cm" svg:x="0cm" svg:y="0cm" draw:control="control23"/>
            <draw:control draw:z-index="37" draw:name="Control 59" draw:style-name="gr2" draw:text-style-name="P2" svg:width="0.491cm" svg:height="0.322cm" svg:x="1.459cm" svg:y="0cm" draw:control="control37"/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false" calcext:value-type="boolean">
            <text:p>FALSE</text:p>
            <draw:control draw:z-index="28" draw:name="Control 68" draw:style-name="gr2" draw:text-style-name="P2" svg:width="0.576cm" svg:height="0.322cm" svg:x="0.085cm" svg:y="0cm" draw:control="control28"/>
          </table:table-cell>
        </table:table-row>
        <table:table-row table:style-name="ro1">
          <table:table-cell table:style-name="ce3" office:value-type="string" calcext:value-type="string">
            <text:p>NO JUNK</text:p>
          </table:table-cell>
          <table:table-cell table:style-name="ce5" office:value-type="boolean" office:boolean-value="false" calcext:value-type="boolean">
            <text:p>FALSE</text:p>
            <draw:control draw:z-index="6" draw:name="Control 6" draw:style-name="gr2" draw:text-style-name="P2" svg:width="0.491cm" svg:height="0.322cm" svg:x="0.01cm" svg:y="0cm" draw:control="control6"/>
          </table:table-cell>
          <table:table-cell table:style-name="ce3">
            <draw:control draw:z-index="15" draw:name="Control 15" draw:style-name="gr2" draw:text-style-name="P2" svg:width="0.491cm" svg:height="0.322cm" svg:x="-0.002cm" svg:y="0cm" draw:control="control15"/>
            <draw:control draw:z-index="64" draw:name="Control 24" draw:style-name="gr2" draw:text-style-name="P2" svg:width="0.491cm" svg:height="0.322cm" svg:x="1.466cm" svg:y="0cm" draw:control="control64"/>
          </table:table-cell>
          <table:table-cell table:style-name="ce3">
            <draw:control draw:z-index="55" draw:name="Control 33" draw:style-name="gr2" draw:text-style-name="P2" svg:width="0.491cm" svg:height="0.322cm" svg:x="1.464cm" svg:y="0cm" draw:control="control55"/>
          </table:table-cell>
          <table:table-cell table:style-name="ce3">
            <draw:control draw:z-index="46" draw:name="Control 42" draw:style-name="gr2" draw:text-style-name="P2" svg:width="0.491cm" svg:height="0.322cm" svg:x="1.462cm" svg:y="0cm" draw:control="control46"/>
          </table:table-cell>
          <table:table-cell table:style-name="ce3"/>
          <table:table-cell table:style-name="ce3">
            <draw:control draw:z-index="24" draw:name="Control 51" draw:style-name="gr2" draw:text-style-name="P2" svg:width="0.491cm" svg:height="0.322cm" svg:x="0cm" svg:y="0cm" draw:control="control24"/>
            <draw:control draw:z-index="38" draw:name="Control 74" draw:style-name="gr2" draw:text-style-name="P2" svg:width="0.491cm" svg:height="0.322cm" svg:x="1.459cm" svg:y="0cm" draw:control="control38"/>
          </table:table-cell>
          <table:table-cell table:style-name="ce5" office:value-type="boolean" office:boolean-value="false" calcext:value-type="boolean">
            <text:p>FALSE</text:p>
            <draw:control draw:z-index="29" draw:name="Control 69" draw:style-name="gr2" draw:text-style-name="P2" svg:width="0.491cm" svg:height="0.322cm" svg:x="1.456cm" svg:y="0cm" draw:control="control29"/>
          </table:table-cell>
          <table:table-cell table:style-name="ce5" office:value-type="boolean" office:boolean-value="false" calcext:value-type="boolean">
            <text:p>FALSE</text:p>
          </table:table-cell>
        </table:table-row>
        <table:table-row table:style-name="ro1">
          <table:table-cell table:style-name="ce3" office:value-type="string" calcext:value-type="string">
            <text:p>SKILLS LEARNING</text:p>
          </table:table-cell>
          <table:table-cell table:style-name="ce5" office:value-type="boolean" office:boolean-value="false" calcext:value-type="boolean">
            <text:p>FALSE</text:p>
            <draw:control draw:z-index="7" draw:name="Control 7" draw:style-name="gr2" draw:text-style-name="P2" svg:width="0.491cm" svg:height="0.322cm" svg:x="0.01cm" svg:y="0cm" draw:control="control7"/>
          </table:table-cell>
          <table:table-cell table:style-name="ce3">
            <draw:control draw:z-index="16" draw:name="Control 16" draw:style-name="gr2" draw:text-style-name="P2" svg:width="0.491cm" svg:height="0.322cm" svg:x="-0.002cm" svg:y="0cm" draw:control="control16"/>
            <draw:control draw:z-index="65" draw:name="Control 25" draw:style-name="gr2" draw:text-style-name="P2" svg:width="0.491cm" svg:height="0.322cm" svg:x="1.466cm" svg:y="0cm" draw:control="control65"/>
          </table:table-cell>
          <table:table-cell table:style-name="ce3">
            <draw:control draw:z-index="56" draw:name="Control 34" draw:style-name="gr2" draw:text-style-name="P2" svg:width="0.491cm" svg:height="0.322cm" svg:x="1.464cm" svg:y="0cm" draw:control="control56"/>
          </table:table-cell>
          <table:table-cell table:style-name="ce3">
            <draw:control draw:z-index="47" draw:name="Control 43" draw:style-name="gr2" draw:text-style-name="P2" svg:width="0.491cm" svg:height="0.322cm" svg:x="1.462cm" svg:y="0cm" draw:control="control47"/>
          </table:table-cell>
          <table:table-cell table:style-name="ce3"/>
          <table:table-cell table:style-name="ce3">
            <draw:control draw:z-index="25" draw:name="Control 52" draw:style-name="gr2" draw:text-style-name="P2" svg:width="0.491cm" svg:height="0.322cm" svg:x="0cm" svg:y="0cm" draw:control="control25"/>
            <draw:control draw:z-index="39" draw:name="Control 61" draw:style-name="gr2" draw:text-style-name="P2" svg:width="0.491cm" svg:height="0.322cm" svg:x="1.459cm" svg:y="0cm" draw:control="control39"/>
          </table:table-cell>
          <table:table-cell table:style-name="ce5" office:value-type="boolean" office:boolean-value="false" calcext:value-type="boolean">
            <text:p>FALSE</text:p>
            <draw:control draw:z-index="30" draw:name="Control 70" draw:style-name="gr2" draw:text-style-name="P2" svg:width="0.491cm" svg:height="0.322cm" svg:x="1.456cm" svg:y="0cm" draw:control="control30"/>
          </table:table-cell>
          <table:table-cell table:style-name="ce5" office:value-type="boolean" office:boolean-value="false" calcext:value-type="boolean">
            <text:p>FALSE</text:p>
          </table:table-cell>
        </table:table-row>
        <table:table-row table:style-name="ro1">
          <table:table-cell table:style-name="ce3" office:value-type="string" calcext:value-type="string">
            <text:p>DEFENCE KNOWLEDGE</text:p>
          </table:table-cell>
          <table:table-cell table:style-name="ce5" office:value-type="boolean" office:boolean-value="false" calcext:value-type="boolean">
            <text:p>FALSE</text:p>
            <draw:control draw:z-index="8" draw:name="Control 8" draw:style-name="gr2" draw:text-style-name="P2" svg:width="0.491cm" svg:height="0.322cm" svg:x="0.01cm" svg:y="0cm" draw:control="control8"/>
          </table:table-cell>
          <table:table-cell table:style-name="ce3">
            <draw:control draw:z-index="17" draw:name="Control 17" draw:style-name="gr2" draw:text-style-name="P2" svg:width="0.491cm" svg:height="0.322cm" svg:x="-0.002cm" svg:y="0cm" draw:control="control17"/>
            <draw:control draw:z-index="66" draw:name="Control 26" draw:style-name="gr2" draw:text-style-name="P2" svg:width="0.491cm" svg:height="0.322cm" svg:x="1.466cm" svg:y="-0.001cm" draw:control="control66"/>
          </table:table-cell>
          <table:table-cell table:style-name="ce3">
            <draw:control draw:z-index="57" draw:name="Control 35" draw:style-name="gr2" draw:text-style-name="P2" svg:width="0.491cm" svg:height="0.322cm" svg:x="1.464cm" svg:y="-0.001cm" draw:control="control57"/>
          </table:table-cell>
          <table:table-cell table:style-name="ce3">
            <draw:control draw:z-index="48" draw:name="Control 44" draw:style-name="gr2" draw:text-style-name="P2" svg:width="0.491cm" svg:height="0.322cm" svg:x="1.462cm" svg:y="-0.001cm" draw:control="control48"/>
          </table:table-cell>
          <table:table-cell table:style-name="ce3"/>
          <table:table-cell table:style-name="ce3">
            <draw:control draw:z-index="26" draw:name="Control 53" draw:style-name="gr2" draw:text-style-name="P2" svg:width="0.491cm" svg:height="0.322cm" svg:x="0cm" svg:y="0cm" draw:control="control26"/>
            <draw:control draw:z-index="40" draw:name="Control 62" draw:style-name="gr2" draw:text-style-name="P2" svg:width="0.491cm" svg:height="0.322cm" svg:x="1.459cm" svg:y="-0.001cm" draw:control="control40"/>
          </table:table-cell>
          <table:table-cell table:style-name="ce3">
            <draw:control draw:z-index="31" draw:name="Control 71" draw:style-name="gr2" draw:text-style-name="P2" svg:width="0.491cm" svg:height="0.322cm" svg:x="1.456cm" svg:y="-0.001cm" draw:control="control31"/>
          </table:table-cell>
          <table:table-cell table:style-name="ce5" office:value-type="boolean" office:boolean-value="false" calcext:value-type="boolean">
            <text:p>FALSE</text:p>
          </table:table-cell>
        </table:table-row>
        <table:table-row table:style-name="ro1">
          <table:table-cell table:style-name="ce3" office:value-type="string" calcext:value-type="string">
            <text:p>CONTROL MY WORDS</text:p>
          </table:table-cell>
          <table:table-cell table:style-name="ce5" office:value-type="boolean" office:boolean-value="false" calcext:value-type="boolean">
            <text:p>FALSE</text:p>
            <draw:control draw:z-index="9" draw:name="Control 9" draw:style-name="gr2" draw:text-style-name="P2" svg:width="0.491cm" svg:height="0.322cm" svg:x="0.01cm" svg:y="0cm" draw:control="control9"/>
          </table:table-cell>
          <table:table-cell table:style-name="ce3">
            <draw:control draw:z-index="18" draw:name="Control 18" draw:style-name="gr2" draw:text-style-name="P2" svg:width="0.491cm" svg:height="0.322cm" svg:x="-0.002cm" svg:y="0cm" draw:control="control18"/>
            <draw:control draw:z-index="67" draw:name="Control 27" draw:style-name="gr2" draw:text-style-name="P2" svg:width="0.491cm" svg:height="0.322cm" svg:x="1.466cm" svg:y="0cm" draw:control="control67"/>
          </table:table-cell>
          <table:table-cell table:style-name="ce3">
            <draw:control draw:z-index="58" draw:name="Control 36" draw:style-name="gr2" draw:text-style-name="P2" svg:width="0.491cm" svg:height="0.322cm" svg:x="1.464cm" svg:y="0cm" draw:control="control58"/>
          </table:table-cell>
          <table:table-cell table:style-name="ce3">
            <draw:control draw:z-index="49" draw:name="Control 45" draw:style-name="gr2" draw:text-style-name="P2" svg:width="0.491cm" svg:height="0.322cm" svg:x="1.462cm" svg:y="0cm" draw:control="control49"/>
          </table:table-cell>
          <table:table-cell table:style-name="ce3"/>
          <table:table-cell table:style-name="ce3">
            <draw:control draw:z-index="27" draw:name="Control 54" draw:style-name="gr2" draw:text-style-name="P2" svg:width="0.491cm" svg:height="0.322cm" svg:x="0cm" svg:y="0cm" draw:control="control27"/>
            <draw:control draw:z-index="72" draw:name="Control 57" draw:style-name="gr2" draw:text-style-name="P2" svg:width="0.491cm" svg:height="0.322cm" svg:x="1.459cm" svg:y="0cm" draw:control="control72"/>
          </table:table-cell>
          <table:table-cell table:style-name="ce3">
            <draw:control draw:z-index="32" draw:name="Control 72" draw:style-name="gr2" draw:text-style-name="P2" svg:width="0.491cm" svg:height="0.322cm" svg:x="1.456cm" svg:y="0cm" draw:control="control32"/>
          </table:table-cell>
          <table:table-cell table:style-name="ce5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 calcext:value-type="string">
            <text:p>PROGRESS</text:p>
          </table:table-cell>
          <table:table-cell table:style-name="ce6" table:formula="of:=COUNTIF([.B4:.B12];1)/COUNTA([.B4:.B12])" office:value-type="float" office:value="0" calcext:value-type="float">
            <text:p>0</text:p>
          </table:table-cell>
          <table:table-cell table:style-name="ce6" table:formula="of:=COUNTIF([.C4:.C12];1)/COUNTA([.C4:.C12])" office:value-type="float" office:value="0" calcext:value-type="float">
            <text:p>0</text:p>
          </table:table-cell>
          <table:table-cell table:style-name="ce6" table:formula="of:=COUNTIF([.D4:.D12];1)/COUNTA([.D4:.D12])" office:value-type="float" office:value="0" calcext:value-type="float">
            <text:p>0</text:p>
          </table:table-cell>
          <table:table-cell table:style-name="ce6" table:formula="of:=COUNTIF([.E4:.E12];1)/COUNTA([.E4:.E12])" office:value-type="float" office:value="0" calcext:value-type="float">
            <text:p>0</text:p>
          </table:table-cell>
          <table:table-cell table:style-name="ce6" table:formula="of:=COUNTIF([.F4:.F12];1)/COUNTA([.F4:.F12])" office:value-type="float" office:value="0" calcext:value-type="float">
            <text:p>0</text:p>
          </table:table-cell>
          <table:table-cell table:style-name="ce6" table:formula="of:=COUNTIF([.G4:.G12];1)/COUNTA([.G4:.G12])" office:value-type="float" office:value="0" calcext:value-type="float">
            <text:p>0</text:p>
          </table:table-cell>
          <table:table-cell table:style-name="ce6" table:formula="of:=COUNTIF([.H4:.H12];1)/COUNTA([.H4:.H12])" office:value-type="float" office:value="0" calcext:value-type="float">
            <text:p>0</text:p>
          </table:table-cell>
          <table:table-cell table:style-name="ce6" table:formula="of:=COUNTIF([.I4:.I12];1)/COUNTA([.I4:.I12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</table:table-row>
        <calcext:conditional-formats>
          <calcext:conditional-format calcext:target-range-address="Sheet1.B15:Sheet1.I15">
            <calcext:data-bar calcext:show-value="false" calcext:max-length="100" calcext:negative-color="#ffff38" calcext:positive-color="#3faf4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Sheet2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/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DAYS</text:p>
          </table:table-cell>
          <table:table-cell office:value-type="string" calcext:value-type="string">
            <text:p>BOOKS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TRANSCEDENCE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CONSTITUION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WHY BHARAT MATTERS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AN INDIAN PILGRIM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THREE THOUSAND STICHES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POLITY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SATURDAY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1">00/00/0000</text:date>, <text:time style:data-style-name="N2" text:time-value="14:24:10.695463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30T23:57:48.758087800</meta:creation-date>
    <dc:date>2026-05-01T15:12:30.664537300</dc:date>
    <meta:editing-duration>PT20M24S</meta:editing-duration>
    <meta:editing-cycles>5</meta:editing-cycles>
    <meta:generator>LibreOffice/26.2.3.2$Windows_X86_64 LibreOffice_project/70e089b17412e4cb7773e41413306b17a2328c34</meta:generator>
    <meta:document-statistic meta:table-count="2" meta:cell-count="77" meta:object-count="7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f7700" dr3d:edge-rounding="5%"/>
      <style:text-properties fo:font-size="10pt" style:font-size-asian="10pt" style:font-size-complex="10pt"/>
    </style:style>
    <style:style style:name="ch7" style:family="chart">
      <style:graphic-properties draw:stroke="solid" svg:stroke-width="0.2cm" svg:stroke-color="#069a2e" svg:stroke-opacity="95%" draw:fill="solid" draw:fill-color="#5983b0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8.989cm" xlink:href=".." xlink:type="simple" chart:class="chart:bar" chart:style-name="ch1">
        <chart:legend chart:legend-position="end" svg:x="14.014cm" svg:y="4.192cm" style:legend-expansion="high" chart:style-name="ch2"/>
        <chart:plot-area chart:style-name="ch3" svg:x="0.531cm" svg:y="0.222cm" svg:width="13.376cm" svg:height="8.63cm">
          <chart:coordinate-region svg:x="1.282cm" svg:y="0.424cm" svg:width="12.625cm" svg:height="7.775cm"/>
          <chart:axis chart:dimension="x" chart:name="primary-x" chart:style-name="ch4"/>
          <chart:axis chart:dimension="y" chart:name="primary-y" chart:style-name="ch5"/>
          <chart:series chart:style-name="ch6" chart:values-cell-range-address="Sheet1.B15:Sheet1.I15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5:Sheet1.I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3.2$Windows_X86_64 LibreOffice_project/70e089b17412e4cb7773e41413306b17a2328c34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